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, 'Arial Unicode MS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/>
    </style:style>
    <style:style style:name="P2" style:family="paragraph" style:parent-style-name="Standard">
      <style:text-properties style:font-name="Calibri1" fo:font-size="12pt" style:font-size-asian="12pt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libri1" fo:font-size="12pt" fo:font-weight="normal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 style:list-style-name="WW8Num3">
      <style:paragraph-properties fo:text-align="start" style:justify-single-word="false"/>
      <style:text-properties style:font-name="Calibri1" fo:font-size="12pt" fo:font-weight="normal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1" fo:font-size="14pt" fo:font-weight="normal" style:font-size-asian="14pt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1"/>
    </style:style>
    <style:style style:name="P8" style:family="paragraph" style:parent-style-name="Standard" style:list-style-name="WW8Num2">
      <style:paragraph-properties fo:text-align="start" style:justify-single-word="false"/>
      <style:text-properties style:font-name="Calibri1"/>
    </style:style>
    <style:style style:name="P9" style:family="paragraph" style:parent-style-name="Standard" style:list-style-name="WW8Num2">
      <style:paragraph-properties fo:text-align="start" style:justify-single-word="false" fo:break-before="page"/>
      <style:text-properties style:font-name="Calibri1" fo:font-size="20pt" fo:font-weight="bold" style:font-size-asian="20pt" style:font-weight-asian="bold" style:font-name-complex="Calibri1" style:font-size-complex="20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Calibri1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LibrusLit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Bartosz Pasek</text:span></text:p>
      <text:p text:style-name="P1"><text:span text:style-name="T2">Krzysztof Wysiadły</text:span></text:p>
      <text:p text:style-name="P1"><text:span text:style-name="T2">Paweł Urban</text:span></text:p>
      <text:p text:style-name="P2"/>
      <text:list xml:id="list4912482833903516327" text:style-name="WW8Num2">
        <text:list-item>
          <text:p text:style-name="P9">Charakterystyka programu</text:p>
        </text:list-item>
      </text:list>
      <text:p text:style-name="P6"><text:tab/><text:span text:style-name="T3">Program LibrusLite jest aplikacją służącą do efektywnego zarządzania procesami nauczania oraz ich efektami. </text:span></text:p>
      <text:p text:style-name="P4"><text:tab/>Celem programu jest przedstawianie wymagań stawianych przez nauczycieli, śledzenie ocen oraz rozwoju uczniów oraz ułatwienie komunikacji między nauczycielem a rodzicem.</text:p>
      <text:p text:style-name="P4"><text:tab/>Podstawowe cechy programu:</text:p>
      <text:list xml:id="list2976582492016956198" text:style-name="WW8Num3">
        <text:list-item>
          <text:p text:style-name="P5">Możliwość wystawiania ocen przez nauczyciela danego przedmiotu</text:p>
        </text:list-item>
        <text:list-item>
          <text:p text:style-name="P5">Automatyczne wyliczanie średniej ważonej na podstawie wag zdefiniowanych przez nauczyciela</text:p>
        </text:list-item>
        <text:list-item>
          <text:p text:style-name="P5">Możliwość nagradzania bądź karania ucznia poprzez wpisanie uwagi</text:p>
        </text:list-item>
        <text:list-item>
          <text:p text:style-name="P5">Sprawdzanie zgromadzonych ocen przez ucznia jak i rodzica</text:p>
        </text:list-item>
        <text:list-item>
          <text:p text:style-name="P5">Sprawdzanie terminów zapowiedzianych prac klasowych oraz obowiązujący zakres materiału</text:p>
        </text:list-item>
        <text:list-item>
          <text:p text:style-name="P5">Komunikacja rodzica z nauczycielem</text:p>
        </text:list-item>
        <text:list-item>
          <text:p text:style-name="P5">Tworzenie tygodniowych sprawozdań z osiągnięć ucznia oraz wysyłanie ich drogą elektroniczną do rodzica</text:p>
        </text:list-item>
      </text:list>
      <text:p text:style-name="P3"/>
      <text:p text:style-name="P7"/>
      <text:p text:style-name="P7"/>
      <text:p text:style-name="P7"/>
      <text:list xml:id="list41557030" text:continue-list="list4912482833903516327" text:style-name="WW8Num2">
        <text:list-item>
          <text:p text:style-name="P8">Definicja użytkownika końcowego</text:p>
        </text:list-item>
        <text:list-item>
          <text:p text:style-name="P8">Odbiór programu z perspektywy użytkownika końcoweg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, 'Arial Unicode MS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blivion</meta:initial-creator>
    <dc:creator>Bartosz Pasek</dc:creator>
    <meta:editing-cycles>2</meta:editing-cycles>
    <meta:creation-date>2015-10-15T16:49:00</meta:creation-date>
    <dc:date>2015-10-15T21:37:41.53</dc:date>
    <meta:editing-duration>PT1S</meta:editing-duration>
    <meta:generator>OpenOffice/4.1.1$Win32 OpenOffice.org_project/411m6$Build-9775</meta:generator>
    <meta:document-statistic meta:table-count="0" meta:image-count="0" meta:object-count="0" meta:page-count="2" meta:paragraph-count="17" meta:word-count="123" meta:character-count="971"/>
    <meta:user-defined meta:name="AppVersion">15.0000</meta:user-defined>
    <meta:user-defined meta:name="Company">Obliv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